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90000001900D3BC8A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4.11cm" svg:height="14.11cm" svg:x="3.739cm" svg:y="6.914cm">
          <draw:image xlink:href="Pictures/1000000000000190000001900D3BC8A4.jpg" xlink:type="simple" xlink:show="embed" xlink:actuate="onLoad">
            <text:p/>
          </draw:image>
        </draw:frame>
        <draw:frame draw:style-name="gr2" draw:text-style-name="P2" draw:layer="layout" svg:width="8.55cm" svg:height="3.088cm" svg:x="16.58cm" svg:y="16.327cm">
          <draw:text-box>
            <text:p><text:span text:style-name="T1">tairway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01T11:02:39</dc:date>
    <dc:creator>AITI Student</dc:creator>
    <meta:document-statistic meta:object-count="2"/>
    <meta:generator>LibreOffice/3.4$Linux LibreOffice_project/340m1$Build-302</meta:generator>
  </office:meta>
</office:document-meta>
</file>